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 style:data-style-name="N114">
      <style:text-properties style:font-weight-asian="normal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audrate</text:p>
          </table:table-cell>
          <table:table-cell table:style-name="ce1" office:value-type="string" calcext:value-type="string">
            <text:p>Data rate</text:p>
          </table:table-cell>
          <table:table-cell table:style-name="ce1" office:value-type="string" calcext:value-type="string">
            <text:p>Symbol length</text:p>
          </table:table-cell>
          <table:table-cell table:style-name="ce1" office:value-type="string" calcext:value-type="string">
            <text:p>Frame length</text:p>
          </table:table-cell>
          <table:table-cell table:style-name="ce5"/>
          <table:table-cell table:style-name="ce5" office:value-type="string" calcext:value-type="string">
            <text:p>Symbols/frame</text:p>
          </table:table-cell>
          <table:table-cell table:style-name="ce5" office:value-type="string" calcext:value-type="string">
            <text:p>Bits/frame</text:p>
          </table:table-cell>
          <table:table-cell table:style-name="ce5" table:number-columns-repeated="1017"/>
        </table:table-row>
        <table:table-row table:style-name="ro1">
          <table:table-cell office:value-type="float" office:value="9.6" calcext:value-type="float">
            <text:p>9,60 kBaud</text:p>
          </table:table-cell>
          <table:table-cell table:formula="of:=[.A2]/[.$F$2]*[.$G$2]" office:value-type="float" office:value="6.98181818181818" calcext:value-type="float">
            <text:p>6,98 kBit/s</text:p>
          </table:table-cell>
          <table:table-cell table:formula="of:=1/([.A2]*1000)*1000000" office:value-type="float" office:value="104.166666666667" calcext:value-type="float">
            <text:p>104,167 µs</text:p>
          </table:table-cell>
          <table:table-cell table:formula="of:=[.C2]*[.$F$2]" office:value-type="float" office:value="1145.83333333333" calcext:value-type="float">
            <text:p>1145,833 µ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9.2" calcext:value-type="float">
            <text:p>19,20 kBaud</text:p>
          </table:table-cell>
          <table:table-cell table:formula="of:=[.A3]/[.$F$2]*[.$G$2]" office:value-type="float" office:value="13.9636363636364" calcext:value-type="float">
            <text:p>13,96 kBit/s</text:p>
          </table:table-cell>
          <table:table-cell table:formula="of:=1/([.A3]*1000)*1000000" office:value-type="float" office:value="52.0833333333333" calcext:value-type="float">
            <text:p>52,083 µs</text:p>
          </table:table-cell>
          <table:table-cell table:formula="of:=[.C3]*[.$F$2]" office:value-type="float" office:value="572.916666666667" calcext:value-type="float">
            <text:p>572,917 µs</text:p>
          </table:table-cell>
          <table:table-cell table:number-columns-repeated="1020"/>
        </table:table-row>
        <table:table-row table:style-name="ro1">
          <table:table-cell office:value-type="float" office:value="45.45" calcext:value-type="float">
            <text:p>45,45 kBaud</text:p>
          </table:table-cell>
          <table:table-cell table:formula="of:=[.A4]/[.$F$2]*[.$G$2]" office:value-type="float" office:value="33.0545454545455" calcext:value-type="float">
            <text:p>33,05 kBit/s</text:p>
          </table:table-cell>
          <table:table-cell table:formula="of:=1/([.A4]*1000)*1000000" office:value-type="float" office:value="22.002200220022" calcext:value-type="float">
            <text:p>22,002 µs</text:p>
          </table:table-cell>
          <table:table-cell table:formula="of:=[.C4]*[.$F$2]" office:value-type="float" office:value="242.024202420242" calcext:value-type="float">
            <text:p>242,024 µs</text:p>
          </table:table-cell>
          <table:table-cell table:number-columns-repeated="1020"/>
        </table:table-row>
        <table:table-row table:style-name="ro1">
          <table:table-cell office:value-type="float" office:value="93.75" calcext:value-type="float">
            <text:p>93,75 kBaud</text:p>
          </table:table-cell>
          <table:table-cell table:formula="of:=[.A5]/[.$F$2]*[.$G$2]" office:value-type="float" office:value="68.1818181818182" calcext:value-type="float">
            <text:p>68,18 kBit/s</text:p>
          </table:table-cell>
          <table:table-cell table:formula="of:=1/([.A5]*1000)*1000000" office:value-type="float" office:value="10.6666666666667" calcext:value-type="float">
            <text:p>10,667 µs</text:p>
          </table:table-cell>
          <table:table-cell table:formula="of:=[.C5]*[.$F$2]" office:value-type="float" office:value="117.333333333333" calcext:value-type="float">
            <text:p>117,333 µs</text:p>
          </table:table-cell>
          <table:table-cell table:number-columns-repeated="1020"/>
        </table:table-row>
        <table:table-row table:style-name="ro1">
          <table:table-cell office:value-type="float" office:value="187.5" calcext:value-type="float">
            <text:p>187,50 kBaud</text:p>
          </table:table-cell>
          <table:table-cell table:formula="of:=[.A6]/[.$F$2]*[.$G$2]" office:value-type="float" office:value="136.363636363636" calcext:value-type="float">
            <text:p>136,36 kBit/s</text:p>
          </table:table-cell>
          <table:table-cell table:formula="of:=1/([.A6]*1000)*1000000" office:value-type="float" office:value="5.33333333333333" calcext:value-type="float">
            <text:p>5,333 µs</text:p>
          </table:table-cell>
          <table:table-cell table:formula="of:=[.C6]*[.$F$2]" office:value-type="float" office:value="58.6666666666667" calcext:value-type="float">
            <text:p>58,667 µs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,00 kBaud</text:p>
          </table:table-cell>
          <table:table-cell table:formula="of:=[.A7]/[.$F$2]*[.$G$2]" office:value-type="float" office:value="363.636363636364" calcext:value-type="float">
            <text:p>363,64 kBit/s</text:p>
          </table:table-cell>
          <table:table-cell table:formula="of:=1/([.A7]*1000)*1000000" office:value-type="float" office:value="2" calcext:value-type="float">
            <text:p>2,000 µs</text:p>
          </table:table-cell>
          <table:table-cell table:formula="of:=[.C7]*[.$F$2]" office:value-type="float" office:value="22" calcext:value-type="float">
            <text:p>22,000 µs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,00 kBaud</text:p>
          </table:table-cell>
          <table:table-cell table:formula="of:=[.A8]/[.$F$2]*[.$G$2]" office:value-type="float" office:value="1090.90909090909" calcext:value-type="float">
            <text:p>1090,91 kBit/s</text:p>
          </table:table-cell>
          <table:table-cell table:formula="of:=1/([.A8]*1000)*1000000" office:value-type="float" office:value="0.666666666666667" calcext:value-type="float">
            <text:p>0,667 µs</text:p>
          </table:table-cell>
          <table:table-cell table:formula="of:=[.C8]*[.$F$2]" office:value-type="float" office:value="7.33333333333333" calcext:value-type="float">
            <text:p>7,333 µs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,00 kBaud</text:p>
          </table:table-cell>
          <table:table-cell table:formula="of:=[.A9]/[.$F$2]*[.$G$2]" office:value-type="float" office:value="2181.81818181818" calcext:value-type="float">
            <text:p>2181,82 kBit/s</text:p>
          </table:table-cell>
          <table:table-cell table:formula="of:=1/([.A9]*1000)*1000000" office:value-type="float" office:value="0.333333333333333" calcext:value-type="float">
            <text:p>0,333 µs</text:p>
          </table:table-cell>
          <table:table-cell table:formula="of:=[.C9]*[.$F$2]" office:value-type="float" office:value="3.66666666666667" calcext:value-type="float">
            <text:p>3,667 µs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,00 kBaud</text:p>
          </table:table-cell>
          <table:table-cell table:formula="of:=[.A10]/[.$F$2]*[.$G$2]" office:value-type="float" office:value="4363.63636363636" calcext:value-type="float">
            <text:p>4363,64 kBit/s</text:p>
          </table:table-cell>
          <table:table-cell table:formula="of:=1/([.A10]*1000)*1000000" office:value-type="float" office:value="0.166666666666667" calcext:value-type="float">
            <text:p>0,167 µs</text:p>
          </table:table-cell>
          <table:table-cell table:formula="of:=[.C10]*[.$F$2]" office:value-type="float" office:value="1.83333333333333" calcext:value-type="float">
            <text:p>1,833 µs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,00 kBaud</text:p>
          </table:table-cell>
          <table:table-cell table:formula="of:=[.A11]/[.$F$2]*[.$G$2]" office:value-type="float" office:value="8727.27272727273" calcext:value-type="float">
            <text:p>8727,27 kBit/s</text:p>
          </table:table-cell>
          <table:table-cell table:formula="of:=1/([.A11]*1000)*1000000" office:value-type="float" office:value="0.0833333333333333" calcext:value-type="float">
            <text:p>0,083 µs</text:p>
          </table:table-cell>
          <table:table-cell table:formula="of:=[.C11]*[.$F$2]" office:value-type="float" office:value="0.916666666666667" calcext:value-type="float">
            <text:p>0,917 µ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kBaud</number:text>
    </number:number-style>
    <number:number-style style:name="N110">
      <number:number number:decimal-places="2" loext:min-decimal-places="2" number:min-integer-digits="1"/>
      <number:text> kBaud</number:text>
    </number:number-style>
    <number:number-style style:name="N111">
      <number:number number:decimal-places="2" loext:min-decimal-places="2" number:min-integer-digits="1"/>
      <number:text> kBit/s</number:text>
    </number:number-style>
    <number:number-style style:name="N112">
      <number:number number:decimal-places="3" loext:min-decimal-places="3" number:min-integer-digits="1"/>
      <number:text> ms/frame</number:text>
    </number:number-style>
    <number:number-style style:name="N113">
      <number:number number:decimal-places="3" loext:min-decimal-places="3" number:min-integer-digits="1"/>
      <number:text> µs/frame</number:text>
    </number:number-style>
    <number:number-style style:name="N114">
      <number:number number:decimal-places="3" loext:min-decimal-places="3" number:min-integer-digits="1"/>
      <number:text> µs</number:text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19:20:21.2262655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6-04-15T19:12:10.816917820</meta:creation-date>
    <dc:date>2016-04-15T19:49:53.756733945</dc:date>
    <dc:creator>Michael Büsch</dc:creator>
    <meta:editing-duration>PT37M16S</meta:editing-duration>
    <meta:editing-cycles>15</meta:editing-cycles>
    <meta:generator>LibreOffice/5.1.2.2.0$Linux_X86_64 LibreOffice_project/10m0$Build-2</meta:generator>
    <meta:document-statistic meta:table-count="1" meta:cell-count="48" meta:object-count="0"/>
  </office:meta>
</office:document-meta>
</file>